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Интрефейс quick</text:h>
      <text:p text:style-name="Text_20_body">Этот интерфейс содержит в себе абстракции квика как то:</text:p>
      <text:list xml:id="list630282358" text:style-name="L1">
        <text:list-item>
          <text:p text:style-name="P1">субсчета</text:p>
        </text:list-item>
        <text:list-item>
          <text:p text:style-name="P1">ценные бумаги</text:p>
        </text:list-item>
        <text:list-item>
          <text:p text:style-name="P1">сделки (открытые позиции)</text:p>
        </text:list-item>
        <text:list-item>
          <text:p text:style-name="P1">заявки</text:p>
        </text:list-item>
        <text:list-item>
          <text:p text:style-name="P1">бэкстоп заявки</text:p>
        </text:list-item>
      </text:list>
      <text:h text:style-name="Heading_20_2" text:outline-level="2">Субсчет</text:h>
      <text:p text:style-name="Text_20_body">Интерфейс находящийся в интерфейсе quick. Со стороны интерфейса quick позволяет проводить следующие действия:</text:p>
      <text:list xml:id="list1168933448" text:style-name="L2">
        <text:list-item>
          <text:p text:style-name="P2">Удержание суммы, при этом возвращается специальный объект, «удержание суммы» в котором сохранена сумма удержания и ссылка на счет в котором удержана сумма. Если сумму удержать невозможно вызывает экзепшн «can-not-hold-money»</text:p>
        </text:list-item>
        <text:list-item>
          <text:p text:style-name="P2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17:20:39</meta:creation-date>
    <meta:generator>OpenOffice.org/3.2$Linux OpenOffice.org_project/320m18$Build-9502</meta:generator>
    <meta:document-statistic meta:table-count="0" meta:image-count="0" meta:object-count="0" meta:page-count="1" meta:paragraph-count="11" meta:word-count="70" meta:character-count="484"/>
    <dc:date>2010-11-19T18:19:20</dc:date>
    <meta:editing-duration>PT00H58M41S</meta:editing-duration>
    <meta:editing-cycles>1</meta:editing-cycles>
  </office:meta>
</office:document-meta>
</file>